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text-properties style:font-name="Roboto Light" style:font-name-asian="Roboto Light1" style:font-name-complex="Roboto Light1"/>
    </style:style>
    <style:style style:name="P2" style:family="paragraph" style:parent-style-name="Standard">
      <style:paragraph-properties fo:text-align="justify" style:justify-single-word="false"/>
    </style:style>
    <style:style style:name="P3" style:family="paragraph" style:parent-style-name="Standard" style:master-page-name="Standard">
      <style:paragraph-properties style:page-number="1"/>
    </style:style>
    <style:style style:name="T1" style:family="text">
      <style:text-properties style:font-name="Roboto Light" style:font-name-asian="Roboto Light1" style:font-name-complex="Roboto Light1"/>
    </style:style>
    <style:style style:name="T2" style:family="text">
      <style:text-properties style:font-name="Roboto" fo:font-size="12pt" style:font-name-asian="Roboto1" style:font-size-asian="12pt" style:font-name-complex="Roboto1" style:font-size-complex="12pt"/>
    </style:style>
    <style:style style:name="T3" style:family="text">
      <style:text-properties style:font-name="Roboto" style:text-underline-style="solid" style:text-underline-width="auto" style:text-underline-color="font-color" style:font-name-asian="Roboto1" style:font-name-complex="Roboto1"/>
    </style:style>
    <style:style style:name="T4" style:family="text">
      <style:text-properties style:font-name="Roboto Medium" fo:font-size="14pt" style:font-name-asian="Roboto Medium1" style:font-size-asian="14pt" style:font-name-complex="Roboto Medium1" style:font-size-complex="14pt"/>
    </style:style>
    <style:style style:name="T5" style:family="text">
      <style:text-properties style:font-name="Roboto Medium" style:font-name-asian="Roboto Medium1" style:font-name-complex="Roboto Medium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apstone Project | 3rd Quarter</text:span></text:p>
      <text:p text:style-name="Standard"><text:span text:style-name="T2">Task 1: Proposal Worksheet</text:span></text:p>
      <text:p text:style-name="Standard"><text:span text:style-name="T1">January 16 2022</text:span></text:p>
      <text:p text:style-name="P1"/>
      <text:p text:style-name="Standard"><text:span text:style-name="T4">Project Topic</text:span></text:p>
      <text:p text:style-name="Standard"><text:span text:style-name="T3">The Best Programming Language for Front-End Web Development</text:span></text:p>
      <text:p text:style-name="P1"/>
      <text:p text:style-name="Standard"><text:span text:style-name="T4">Core Question to be answered</text:span></text:p>
      <text:p text:style-name="Standard"><text:span text:style-name="T3">What is the best programming language for Front-End Web Development?</text:span></text:p>
      <text:p text:style-name="P1"/>
      <text:p text:style-name="Standard"><text:span text:style-name="T4">Describe the proposed Capstone Project</text:span></text:p>
      <text:p text:style-name="P2"><text:span text:style-name="T1">Write a detailed description of your project plan. Include an overview of what you hope to accomplish and discuss the challenges and obstacles you may encounter while completing your Capstone Project.</text:span></text:p>
      <text:p text:style-name="P1"/>
      <text:p text:style-name="P2"><text:span text:style-name="T3">In this Capstone Project, I hope to find and derive the best programming language for front-end web development through a series of inquiries, and several research processes. Some possible challenges and obstacles that may be encountered in the duration of this project, is the conflicting results of different forums and webs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124" meta:character-count="808" meta:non-whitespace-character-count="694"/>
    <meta:generator>LibreOfficeDev/6.0.5.2$Linux_X86_64 LibreOffice_project/</meta:generator>
  </office:meta>
</office:document-meta>
</file>